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737e5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45185328" text:id="ct10555314518532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45185536" text:id="ct1055531451855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45185744" text:id="ct1055531451857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45185952" text:id="ct105553145185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45186160" text:id="ct10555314518616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45186368" text:id="ct105553145186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45185328"/><text:change-start text:change-id="ct105553145185536"/>Adopt<text:change-end text:change-id="ct105553145185536"/>ed<text:change-start text:change-id="ct105553145185744"/> as a <text:change-end text:change-id="ct105553145185744"/>NMRA <text:change-start text:change-id="ct105553145185952"/>Standard<text:change-end text:change-id="ct105553145185952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45186160"/><text:change-start text:change-id="ct105553145186368"/>Version History<text:change-end text:change-id="ct105553145186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737e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4:06.529857278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2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7S</meta:editing-duration>
    <meta:generator>LibreOffice/4.4.0.3$MacOSX_X86_64 LibreOffice_project/de093506bcdc5fafd9023ee680b8c60e3e0645d7</meta:generator>
    <dc:date>2015-02-24T17:34:06.426171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2" meta:non-whitespace-character-count="383"/>
  </office:meta>
</office:document-meta>
</file>